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text-properties officeooo:rsid="00027e05" officeooo:paragraph-rsid="00078a45"/>
    </style:style>
    <style:style style:name="P2" style:family="paragraph" style:parent-style-name="Header">
      <style:paragraph-properties fo:text-align="center" style:justify-single-word="false"/>
      <style:text-properties fo:color="#000000" loext:opacity="100%" fo:font-size="14pt" fo:font-weight="bold" officeooo:rsid="00027e05" officeooo:paragraph-rsid="00078a45" style:font-size-asian="14pt" style:font-weight-asian="bold" style:font-size-complex="14pt" style:font-weight-complex="bold"/>
    </style:style>
    <style:style style:name="P3" style:family="paragraph" style:parent-style-name="Header">
      <style:paragraph-properties fo:text-align="center" style:justify-single-word="false"/>
      <style:text-properties fo:font-weight="normal" officeooo:rsid="00027e05" officeooo:paragraph-rsid="00078a45" style:font-weight-asian="normal" style:font-weight-complex="normal"/>
    </style:style>
    <style:style style:name="P4" style:family="paragraph" style:parent-style-name="Footer">
      <style:paragraph-properties fo:text-align="center" style:justify-single-word="false"/>
    </style:style>
    <style:style style:name="P5" style:family="paragraph" style:parent-style-name="Text_20_body">
      <style:paragraph-properties fo:text-align="justify" style:justify-single-word="false"/>
      <style:text-properties fo:font-size="10.5pt" officeooo:rsid="002160eb" officeooo:paragraph-rsid="002160eb" style:font-size-asian="9.14999961853027pt" style:font-size-complex="10.5pt"/>
    </style:style>
    <style:style style:name="P6" style:family="paragraph" style:parent-style-name="Text_20_body">
      <style:paragraph-properties fo:text-align="justify" style:justify-single-word="false"/>
      <style:text-properties fo:font-size="10.5pt" officeooo:paragraph-rsid="002160eb" style:font-size-asian="9.14999961853027pt" style:font-size-complex="10.5pt"/>
    </style:style>
    <style:style style:name="P7" style:family="paragraph" style:parent-style-name="Text_20_body">
      <style:paragraph-properties fo:text-align="justify" style:justify-single-word="false"/>
      <style:text-properties fo:font-size="10.5pt" officeooo:paragraph-rsid="001edd63" style:font-size-asian="10.5pt" style:font-size-complex="10.5pt"/>
    </style:style>
    <style:style style:name="P8" style:family="paragraph" style:parent-style-name="Text_20_body">
      <style:paragraph-properties fo:text-align="justify" style:justify-single-word="false"/>
      <style:text-properties fo:font-size="10.5pt" officeooo:rsid="001edd63" officeooo:paragraph-rsid="001edd63" style:font-size-asian="10.5pt" style:font-size-complex="10.5pt"/>
    </style:style>
    <style:style style:name="P9" style:family="paragraph" style:parent-style-name="Text_20_body">
      <style:paragraph-properties fo:text-align="justify" style:justify-single-word="false"/>
      <style:text-properties officeooo:paragraph-rsid="001d8ad4"/>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209517"/>
    </style:style>
    <style:style style:name="P12" style:family="paragraph" style:parent-style-name="Text_20_body">
      <style:paragraph-properties fo:text-align="justify" style:justify-single-word="false"/>
      <style:text-properties officeooo:paragraph-rsid="00230e31"/>
    </style:style>
    <style:style style:name="P13" style:family="paragraph" style:parent-style-name="Text_20_body">
      <style:paragraph-properties fo:text-align="justify" style:justify-single-word="false"/>
      <style:text-properties officeooo:paragraph-rsid="0026f803"/>
    </style:style>
    <style:style style:name="P14" style:family="paragraph" style:parent-style-name="Text_20_body">
      <style:paragraph-properties fo:text-align="justify" style:justify-single-word="false"/>
      <style:text-properties style:font-name="Times New Roman" fo:font-size="10.5pt" style:font-size-asian="10.5pt" style:font-size-complex="10.5pt"/>
    </style:style>
    <style:style style:name="P15" style:family="paragraph" style:parent-style-name="Text_20_body">
      <style:paragraph-properties fo:text-align="justify" style:justify-single-word="false"/>
      <style:text-properties fo:font-size="12pt" officeooo:paragraph-rsid="00209517" style:font-size-asian="12pt" style:font-size-complex="12pt"/>
    </style:style>
    <style:style style:name="P16" style:family="paragraph" style:parent-style-name="Text_20_body">
      <style:paragraph-properties fo:text-align="justify" style:justify-single-word="false"/>
      <style:text-properties fo:font-size="12pt" officeooo:paragraph-rsid="002160eb" style:font-size-asian="12pt" style:font-size-complex="12pt"/>
    </style:style>
    <style:style style:name="P17" style:family="paragraph" style:parent-style-name="Text_20_body">
      <style:paragraph-properties fo:text-align="justify" style:justify-single-word="false"/>
      <style:text-properties officeooo:rsid="00244d30" officeooo:paragraph-rsid="00244d30"/>
    </style:style>
    <style:style style:name="P18" style:family="paragraph" style:parent-style-name="Text_20_body" style:master-page-name="First_20_Page">
      <style:paragraph-properties style:page-number="auto"/>
      <style:text-properties fo:font-size="14pt" style:font-size-asian="14pt" style:font-size-complex="14pt"/>
    </style:style>
    <style:style style:name="P19" style:family="paragraph" style:parent-style-name="Text_20_body">
      <style:paragraph-properties fo:text-align="justify" style:justify-single-word="false"/>
      <style:text-properties fo:font-size="14pt" officeooo:paragraph-rsid="001edd63" style:font-size-asian="14pt" style:font-size-complex="14pt"/>
    </style:style>
    <style:style style:name="P20" style:family="paragraph" style:parent-style-name="Text_20_body">
      <style:paragraph-properties fo:text-align="justify" style:justify-single-word="false"/>
      <style:text-properties style:font-name="Times New Roman" fo:font-size="10.5pt" fo:font-weight="normal" officeooo:rsid="000aaf79" officeooo:paragraph-rsid="00209517" fo:background-color="transparent" style:font-size-asian="10.5pt" style:font-weight-asian="normal" style:font-size-complex="10.5pt" style:font-weight-complex="normal"/>
    </style:style>
    <style:style style:name="P21" style:family="paragraph" style:parent-style-name="Text_20_body">
      <style:paragraph-properties fo:text-align="justify" style:justify-single-word="false"/>
      <style:text-properties style:font-name="Times New Roman" fo:font-size="10.5pt" fo:letter-spacing="normal" officeooo:rsid="001edd63" officeooo:paragraph-rsid="001edd63" style:font-size-asian="9.14999961853027pt" style:font-size-complex="10.5pt"/>
    </style:style>
    <style:style style:name="P22" style:family="paragraph" style:parent-style-name="Text_20_body">
      <style:paragraph-properties fo:text-align="justify" style:justify-single-word="false"/>
      <style:text-properties style:font-name="Times New Roman" fo:font-size="14pt" officeooo:rsid="001b0719" officeooo:paragraph-rsid="001d8ad4" style:font-size-asian="14pt" style:font-size-complex="14pt"/>
    </style:style>
    <style:style style:name="P23" style:family="paragraph" style:parent-style-name="Text_20_body">
      <style:paragraph-properties fo:text-align="justify" style:justify-single-word="false"/>
      <style:text-properties style:font-name="Times New Roman" fo:font-size="12pt" fo:letter-spacing="normal" officeooo:rsid="001edd63" officeooo:paragraph-rsid="001edd63" style:font-size-asian="12pt" style:font-size-complex="12pt"/>
    </style:style>
    <style:style style:name="P24" style:family="paragraph" style:parent-style-name="Text_20_body">
      <style:paragraph-properties fo:text-align="justify" style:justify-single-word="false"/>
      <style:text-properties style:font-name="Times New Roman" fo:font-size="12pt" fo:letter-spacing="normal" officeooo:rsid="001edd63" officeooo:paragraph-rsid="00209517" style:font-size-asian="12pt" style:font-size-complex="12pt"/>
    </style:style>
    <style:style style:name="P25" style:family="paragraph" style:parent-style-name="Text_20_body">
      <style:paragraph-properties fo:text-align="justify" style:justify-single-word="false"/>
      <style:text-properties fo:font-size="12pt" fo:font-weight="normal" officeooo:paragraph-rsid="001edd63"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fo:color="#000000" loext:opacity="100%" style:font-name="Times New Roman" fo:font-size="10.5pt" officeooo:rsid="001b0719" officeooo:paragraph-rsid="00209517" style:font-size-asian="10.5pt" style:font-size-complex="10.5pt"/>
    </style:style>
    <style:style style:name="P27" style:family="paragraph" style:parent-style-name="Text_20_body">
      <style:paragraph-properties fo:text-align="justify" style:justify-single-word="false"/>
      <style:text-properties fo:color="#000000" loext:opacity="100%" style:font-name="Times New Roman" fo:font-size="10.5pt" officeooo:rsid="002160eb" officeooo:paragraph-rsid="002160eb" style:font-size-asian="10.5pt" style:font-size-complex="10.5pt"/>
    </style:style>
    <style:style style:name="P28" style:family="paragraph" style:parent-style-name="Text_20_body">
      <style:paragraph-properties fo:text-align="justify" style:justify-single-word="false"/>
      <style:text-properties fo:color="#000000" loext:opacity="100%" style:font-name="Times New Roman" fo:font-size="10.5pt" officeooo:paragraph-rsid="002160eb" style:font-size-asian="10.5pt" style:font-size-complex="10.5pt"/>
    </style:style>
    <style:style style:name="P29" style:family="paragraph" style:parent-style-name="Text_20_body">
      <style:paragraph-properties fo:text-align="justify" style:justify-single-word="false"/>
      <style:text-properties fo:color="#000000" loext:opacity="100%" style:font-name="Times New Roman" fo:font-size="10.5pt" officeooo:rsid="0026b116" officeooo:paragraph-rsid="0026b116" style:font-size-asian="10.5pt" style:font-size-complex="10.5pt"/>
    </style:style>
    <style:style style:name="P30" style:family="paragraph" style:parent-style-name="Text_20_body">
      <style:paragraph-properties fo:text-align="justify" style:justify-single-word="false"/>
      <style:text-properties fo:color="#000000" loext:opacity="100%" style:font-name="Times New Roman" fo:font-size="10.5pt" officeooo:rsid="00209517" officeooo:paragraph-rsid="00209517" style:font-size-asian="9.14999961853027pt" style:font-size-complex="10.5pt"/>
    </style:style>
    <style:style style:name="P31" style:family="paragraph" style:parent-style-name="Text_20_body">
      <style:paragraph-properties fo:text-align="start" style:justify-single-word="false"/>
      <style:text-properties fo:color="#000000" loext:opacity="100%" style:font-name="Times New Roman" fo:font-size="14pt" officeooo:rsid="002160eb" officeooo:paragraph-rsid="002160eb" style:font-size-asian="14pt" style:font-size-complex="14pt"/>
    </style:style>
    <style:style style:name="P32" style:family="paragraph" style:parent-style-name="Text_20_body">
      <style:paragraph-properties fo:text-align="justify" style:justify-single-word="false"/>
      <style:text-properties fo:color="#000000" loext:opacity="100%" style:font-name="Times New Roman" fo:font-size="14pt" officeooo:rsid="00230e31" officeooo:paragraph-rsid="00230e31" style:font-size-asian="14pt" style:font-size-complex="14pt"/>
    </style:style>
    <style:style style:name="P33" style:family="paragraph" style:parent-style-name="Text_20_body">
      <style:paragraph-properties fo:text-align="justify" style:justify-single-word="false"/>
      <style:text-properties fo:color="#000000" loext:opacity="100%" style:font-name="Times New Roman" fo:font-size="14pt" officeooo:rsid="00244d30" officeooo:paragraph-rsid="00244d30" style:font-size-asian="14pt" style:font-size-complex="14pt"/>
    </style:style>
    <style:style style:name="P34" style:family="paragraph" style:parent-style-name="Text_20_body">
      <style:paragraph-properties fo:text-align="justify" style:justify-single-word="false"/>
      <style:text-properties fo:color="#000000" loext:opacity="100%" style:font-name="Times New Roman" fo:font-size="14pt" officeooo:rsid="0026b116" officeooo:paragraph-rsid="0026b116" style:font-size-asian="14pt" style:font-size-complex="14pt"/>
    </style:style>
    <style:style style:name="P35" style:family="paragraph" style:parent-style-name="Text_20_body">
      <style:paragraph-properties fo:text-align="justify" style:justify-single-word="false"/>
      <style:text-properties fo:color="#000000" loext:opacity="100%" style:font-name="Times New Roman" fo:font-size="12pt" officeooo:rsid="002160eb" officeooo:paragraph-rsid="002160eb" style:font-size-asian="12pt" style:font-size-complex="12pt"/>
    </style:style>
    <style:style style:name="P36" style:family="paragraph" style:parent-style-name="Header" style:master-page-name="First_20_Page">
      <style:paragraph-properties fo:text-align="center" style:justify-single-word="false" style:page-number="auto"/>
      <style:text-properties officeooo:rsid="00027e05" officeooo:paragraph-rsid="00078a45"/>
    </style:style>
    <style:style style:name="T1" style:family="text">
      <style:text-properties fo:font-weight="normal" style:font-weight-asian="normal" style:font-weight-complex="normal"/>
    </style:style>
    <style:style style:name="T2" style:family="text">
      <style:text-properties fo:font-weight="normal" fo:background-color="transparent" loext:char-shading-value="0" style:font-weight-asian="normal" style:font-weight-complex="normal"/>
    </style:style>
    <style:style style:name="T3" style:family="text">
      <style:text-properties fo:font-size="10.5pt" fo:font-weight="normal" style:font-size-asian="10.5pt" style:font-weight-asian="normal" style:font-size-complex="10.5pt" style:font-weight-complex="normal"/>
    </style:style>
    <style:style style:name="T4" style:family="text">
      <style:text-properties fo:font-size="10.5pt" style:font-size-asian="10.5pt" style:font-size-complex="10.5pt"/>
    </style:style>
    <style:style style:name="T5" style:family="text">
      <style:text-properties style:font-name="Times New Roman" fo:font-size="10.5pt" officeooo:rsid="001b0719" style:font-size-asian="9.14999961853027pt" style:font-size-complex="10.5pt"/>
    </style:style>
    <style:style style:name="T6" style:family="text">
      <style:text-properties style:font-name="Times New Roman" fo:font-size="10.5pt" fo:font-weight="normal" officeooo:rsid="001b0719" style:font-size-asian="9.14999961853027pt" style:font-weight-asian="normal" style:font-size-complex="10.5pt" style:font-weight-complex="normal"/>
    </style:style>
    <style:style style:name="T7" style:family="text">
      <style:text-properties style:font-name="Times New Roman" fo:font-size="10.5pt" fo:letter-spacing="normal" fo:font-weight="normal" style:font-size-asian="10.5pt" style:font-weight-asian="normal" style:font-size-complex="10.5pt" style:font-weight-complex="normal"/>
    </style:style>
    <style:style style:name="T8" style:family="text">
      <style:text-properties style:font-name="Times New Roman" fo:font-size="10.5pt" fo:letter-spacing="normal" style:font-size-asian="10.5pt" style:font-size-complex="10.5pt"/>
    </style:style>
    <style:style style:name="T9" style:family="text">
      <style:text-properties style:font-name="Times New Roman" fo:font-size="10.5pt" fo:letter-spacing="normal" officeooo:rsid="001edd63" style:font-size-asian="10.5pt" style:font-size-complex="10.5pt"/>
    </style:style>
    <style:style style:name="T10" style:family="text">
      <style:text-properties style:font-name="Times New Roman" fo:font-size="14pt" officeooo:rsid="001b0719" style:font-size-asian="14pt" style:font-size-complex="14pt"/>
    </style:style>
    <style:style style:name="T11" style:family="text">
      <style:text-properties style:font-name="Times New Roman" fo:font-size="14pt" officeooo:rsid="0011a880" style:font-size-asian="14pt" style:font-size-complex="14pt"/>
    </style:style>
    <style:style style:name="T12" style:family="text">
      <style:text-properties style:font-name="Times New Roman" fo:font-size="14pt" officeooo:rsid="00171d8f" style:font-size-asian="14pt" style:font-size-complex="14pt"/>
    </style:style>
    <style:style style:name="T13" style:family="text">
      <style:text-properties style:font-name="Times New Roman" fo:letter-spacing="normal"/>
    </style:style>
    <style:style style:name="T14" style:family="text">
      <style:text-properties fo:color="#000000" loext:opacity="100%" style:font-name="Times New Roman"/>
    </style:style>
    <style:style style:name="T15" style:family="text">
      <style:text-properties fo:color="#000000" loext:opacity="100%" style:font-name="Times New Roman" fo:font-size="10.5pt" style:font-size-asian="10.5pt" style:font-size-complex="10.5pt"/>
    </style:style>
    <style:style style:name="T16" style:family="text">
      <style:text-properties fo:color="#000000" loext:opacity="100%" style:font-name="Times New Roman" fo:font-size="10.5pt" officeooo:rsid="00230e31" style:font-size-asian="9.14999961853027pt" style:font-size-complex="10.5pt"/>
    </style:style>
    <style:style style:name="T17" style:family="text">
      <style:text-properties fo:color="#000000" loext:opacity="100%" style:font-name="Times New Roman" fo:font-size="10.5pt" fo:font-weight="normal" style:font-size-asian="10.5pt" style:font-weight-asian="normal" style:font-size-complex="10.5pt" style:font-weight-complex="normal"/>
    </style:style>
    <style:style style:name="T18" style:family="text">
      <style:text-properties fo:color="#000000" loext:opacity="100%" style:font-name="Times New Roman" fo:font-size="10.5pt" fo:font-weight="normal" officeooo:rsid="00230e31" style:font-size-asian="9.14999961853027pt" style:font-weight-asian="normal" style:font-size-complex="10.5pt" style:font-weight-complex="normal"/>
    </style:style>
    <style:style style:name="T19" style:family="text">
      <style:text-properties fo:color="#000000" loext:opacity="100%" style:font-name="Times New Roman" fo:font-size="14pt" style:font-size-asian="14pt" style:font-size-complex="14pt"/>
    </style:style>
    <style:style style:name="T20" style:family="text">
      <style:text-properties fo:color="#000000" loext:opacity="100%" style:font-name="Times New Roman" fo:font-size="14pt" officeooo:rsid="002160eb" style:font-size-asian="14pt" style:font-size-complex="14pt"/>
    </style:style>
    <style:style style:name="T21" style:family="text">
      <style:text-properties fo:color="#000000" loext:opacity="100%" style:font-name="Times New Roman" officeooo:rsid="002160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bstract</text:p>
      <text:p text:style-name="P7"><text:bookmark text:name="docs-internal-guid-bc1eccf0-7fff-1eda-e250-aae659d71d79"/><text:span text:style-name="T2">Ray tracing is a rendering technique in computer graphics that simulates the physical behavior of light to generate highly realistic images. Unlike traditional rasterization, which approximates lighting effects, ray tracing traces the path of individual light rays as they interact with objects in a scene. This allows for accurate reflections, refractions, soft shadows, and global illumination, enhancing visual fidelity. Although historically limited to offline rendering due to its computational cost, advancements in hardware acceleration, such as NVIDIA RTX and DirectX Raytracing (DXR), have enabled real-time applications in gaming and visualization. This paper explores the fundamental principles, key algorithms, optimization techniques, and future prospects of ray tracing in modern computer graphics.</text:span><text:span text:style-name="T1"> </text:span></text:p>
      <text:p text:style-name="P19">1 <text:s text:c="3"/>Introduction</text:p>
      <text:p text:style-name="P20">With the standard rendering technique of rasterization, the interaction of light with objects in a scene is approximated, which often results in unrealistic lighting effects, such as the absence of accurate reflections, refractions, and soft shadows. In contrast, ray tracing simulates the physical behavior of light by tracing the path of individual rays from the camera to their sources, enabling hyper-realistic lighting, reflections, refractions, and global illumination. This technique significantly enhances visual fidelity by capturing complex lighting phenomena, such as caustics and ambient occlusion, which rasterization struggles to reproduce accurately. However, while ray tracing offers superior realism, it is computationally intensive compared to rasterization, which is optimized for real-time applications such as video games. Due to its efficiency, rasterization remains the dominant rendering technique in performance-sensitive applications, whereas ray tracing is increasingly adopted in high-end graphics, offline rendering, and hybrid approaches, where it is selectively used alongside rasterization to balance realism and performance. </text:p>
      <text:p text:style-name="P11"><text:span text:style-name="T10">2</text:span><text:span text:style-name="T11"> <text:s text:c="2"/>Rast</text:span><text:span text:style-name="T12">e</text:span><text:span text:style-name="T11">rization</text:span></text:p>
      <text:p text:style-name="P9"><text:span text:style-name="T5">Rasterization is a rendering technique used to convert 3D objects into a 2D image by projecting them onto a screen. It efficiently processes each vertex of a 3D model, transforming it into screen space and filling in the pixels to create a final image. The process relies on three key transformation matrices: the </text:span><text:span text:style-name="Strong_20_Emphasis"><text:span text:style-name="T5">Model Matrix</text:span></text:span><text:span text:style-name="T5">, the </text:span><text:span text:style-name="Strong_20_Emphasis"><text:span text:style-name="T5">View Matrix</text:span></text:span><text:span text:style-name="T5">, and the </text:span><text:span text:style-name="Strong_20_Emphasis"><text:span text:style-name="T5">Projection Matrix</text:span></text:span><text:span text:style-name="T5">. The </text:span><text:span text:style-name="Strong_20_Emphasis"><text:span text:style-name="T6">Model Matrix</text:span></text:span><text:span text:style-name="T5"> transforms an object’s local coordinates into world coordinates, positioning it correctly within the scene. The </text:span><text:span text:style-name="Strong_20_Emphasis"><text:span text:style-name="T6">View Matrix</text:span></text:span><text:span text:style-name="T5"> adjusts the scene relative to the camera’s position and orientation, effectively determining what the viewer sees. The </text:span><text:span text:style-name="Strong_20_Emphasis"><text:span text:style-name="T6">Projection Matrix</text:span></text:span><text:span text:style-name="T5"> maps the 3D scene onto a 2D plane using either perspective or orthographic projection, ensuring that objects further away appear smaller, simulating depth. Together, these matrices form the transformation pipeline, allowing rasterization to efficiently render complex 3D environments while maintaining real-time performance. </text:span></text:p>
      <text:p text:style-name="P22">3 <text:s text:c="3"/>Ray Projection</text:p>
      <text:p text:style-name="P13"><text:span text:style-name="T7">Ray projection</text:span><text:span text:style-name="T8"> is the process of casting rays from the camera through each pixel of the image plane into the 3D scene. The direction of each ray is calculated based on the camera's position, orientation, and projection type (perspective or orthographic). These rays are then tested for intersections with objects in the scene to determine visibility, shading, and lighting effects. </text:span><text:span text:style-name="T9">Different ray calculations influence an object's visual properties in the scene. These include :</text:span></text:p>
      <text:p text:style-name="P25">3. 1 <text:s text:c="2"/>Primary Rays</text:p>
      <text:p text:style-name="P21">Primary rays are the initial rays cast from the camera into the scene to determine the visible objects in the rendered image. Each pixel on the screen corresponds to a single primary ray, which travels from the camera through the viewing plane into the 3D scene. When a primary ray intersects an object, the renderer calculates the surface properties such as color, texture, and normal direction. This forms the basis of ray tracing, as secondary rays such as shadow, reflection, and refraction rays are then spawned to enhance realism by simulating complex light interactions. </text:p>
      <text:p text:style-name="P23">3. 2 <text:s text:c="2"/>Shadow Rays</text:p>
      <text:p text:style-name="P8"><text:span text:style-name="T13">Shadow rays are used to determine whether a point on an object's surface is directly illuminated by a light source or is occluded by another object. Once a primary ray intersects an object, shadow rays are cast from that point toward each light source. If an object obstructs the shadow ray before reaching the light, the surface point is in shadow and receives only ambient </text:span><text:soft-page-break/><text:span text:style-name="T13">or indirect lighting. This technique accurately simulates soft and hard shadows, improving the realism of the rendered scene by considering the interaction between objects and light sources. </text:span></text:p>
      <text:p text:style-name="P23">3. 3 <text:s text:c="2"/>Reflection and Refraction</text:p>
      <text:p text:style-name="P21">Reflection and refraction rays are essential for simulating realistic materials such as glass, water, and polished surfaces. When a primary ray intersects a reflective surface, a reflection ray is spawned in the direction determined by the angle of incidence, allowing objects to reflect their surroundings accurately. Similarly, when light passes through a transparent material, a refraction ray is generated according to Snell’s Law, bending the light based on the material’s refractive index. By recursively tracing these rays, ray tracing creates realistic reflections and refractions that add depth and detail to the rendered image. </text:p>
      <text:p text:style-name="P24">3. 4 <text:s text:c="2"/>Global Illumination</text:p>
      <text:p text:style-name="P26">Global illumination refers to the simulation of indirect lighting, where light bounces off multiple surfaces before reaching the camera. Unlike direct illumination, which only considers light that travels directly from a source to an object, global illumination accounts for secondary light interactions, such as color bleeding, caustics, and ambient occlusion. This process enhances realism by producing soft, natural-looking lighting and capturing subtle effects like the glow of light bouncing off a colored surface onto nearby objects. While computationally expensive, techniques such as path tracing and photon mapping help approximate global illumination efficiently for high-quality rendering.</text:p>
      <text:p text:style-name="P15"><text:span text:style-name="T20">4 <text:s text:c="3"/></text:span><text:span text:style-name="T19">Acceleration Techniques</text:span></text:p>
      <text:p text:style-name="P30">Ray tracing is computationally expensive because it requires tracing millions of rays per frame and testing them against all objects in the scene. Without optimization, the process quickly becomes infeasible for real-time applications. Acceleration techniques help reduce the number of intersection tests by organizing the scene in a way that minimizes unnecessary computations. These methods, such as bounding volume hierarchies (BVH), kd-trees, and spatial indexing, allow ray tracing to efficiently determine which objects a ray might intersect, significantly improving rendering performance while maintaining visual quality. </text:p>
      <text:p text:style-name="P31">5 <text:s text:c="4"/>Realism in Raytracing</text:p>
      <text:p text:style-name="P27">Ray tracing enables highly realistic rendering by accurately simulating how light interacts with surfaces. Traditional rendering techniques approximate lighting using simplified models, but ray tracing follows the physical behavior of light, capturing reflections, refractions, shadows, and global illumination with remarkable accuracy. To achieve photorealistic results, ray tracing incorporates advanced shading models, physics-based rendering (PBR), and stochastic sampling techniques such as Monte Carlo integration and path tracing. These methods help simulate real-world lighting conditions, making ray tracing a preferred technique in high-end visual effects, film production, and next-generation game graphics. </text:p>
      <text:p text:style-name="P35">5.1 Material Properties and Shading (Phong, Blinn-Phong, PBR Materials)</text:p>
      <text:p text:style-name="P5"><text:span text:style-name="T14">Material properties play a crucial role in realistic rendering, determining how light interacts with a surface. The </text:span><text:span text:style-name="Strong_20_Emphasis"><text:span text:style-name="T14">Phong shading model</text:span></text:span><text:span text:style-name="T14"> approximates specular highlights using a simple reflection model, while the </text:span><text:span text:style-name="Strong_20_Emphasis"><text:span text:style-name="T14">Blinn-Phong model</text:span></text:span><text:span text:style-name="T14"> improves upon it by reducing computational overhead and producing more visually appealing highlights. However, modern rendering relies on </text:span><text:span text:style-name="Strong_20_Emphasis"><text:span text:style-name="T14">Physics-Based Rendering (PBR)</text:span></text:span><text:span text:style-name="T14">, which simulates real-world material properties such as roughness, metallic reflections, and subsurface scattering. PBR materials use physically accurate equations to model light behavior, ensuring that surfaces appear consistent under different lighting conditions, making them a staple in modern ray-traced rendering. </text:span></text:p>
      <text:p text:style-name="P16"><text:span text:style-name="T21">5.2 </text:span><text:span text:style-name="T14">Ray Tracing and Physics-Based Rendering (PBR)</text:span></text:p>
      <text:p text:style-name="P28">Physics-Based Rendering (PBR) combined with ray tracing achieves hyper-realistic visuals by adhering to the laws of light transport. Unlike traditional rasterization-based PBR, which approximates lighting effects, ray-traced PBR fully simulates light interactions, capturing realistic reflections, refractions, and global illumination. This approach considers surface microstructures, energy conservation, and material-specific light absorption to render objects with lifelike accuracy. By integrating ray tracing with PBR, rendering engines can achieve photorealistic results with physically accurate lighting, making it essential for industries such as film, architectural visualization, and high-end gaming. </text:p>
      <text:p text:style-name="P16"><text:span text:style-name="T21">5.3 </text:span><text:span text:style-name="T14">Monte Carlo Ray Tracing: Stochastic Sampling for Realism</text:span></text:p>
      <text:p text:style-name="P6"><text:span text:style-name="T14">Monte Carlo ray tracing is a stochastic sampling technique used to approximate complex lighting effects, such as global illumination and soft shadows. Instead of deterministically tracing rays, Monte Carlo methods introduce randomness by sampling multiple light paths and averaging the results to approximate real-world lighting. This technique helps render soft, </text:span><text:soft-page-break/><text:span text:style-name="T14">natural-looking shadows, smooth global illumination, and realistic caustics. Although Monte Carlo sampling is computationally expensive, it provides a statistically accurate representation of light behavior, making it a fundamental approach in offline rendering and high-fidelity simulations.</text:span></text:p>
      <text:p text:style-name="P32">6 <text:s text:c="3"/>Raytracing in Modern Graphics</text:p>
      <text:p text:style-name="P12"><text:span text:style-name="T16">Ray tracing has revolutionized modern graphics by enabling photorealistic lighting, shadows, and reflections. However, due to its computational intensity, real-time implementation was historically impractical. With advancements in GPU technology and specialized ray-tracing hardware, real-time ray tracing has become feasible, especially in gaming and interactive applications. Modern rendering pipelines often use </text:span><text:span text:style-name="Strong_20_Emphasis"><text:span text:style-name="T18">hybrid rendering</text:span></text:span><text:span text:style-name="T16">, combining rasterization and ray tracing for optimal performance. Additionally, the film and visual effects industry has long relied on ray tracing for producing ultra-realistic CGI. These advancements highlight the growing importance of ray tracing in modern graphics. </text:span><text:span text:style-name="T15">Real-time ray tracing was made possible with dedicated hardware acceleration in modern GPUs, such as NVIDIA’s RTX series and AMD’s Radeon RX series. These GPUs feature specialized </text:span><text:span text:style-name="Strong_20_Emphasis"><text:span text:style-name="T17">RT cores</text:span></text:span><text:span text:style-name="T15"> (Ray Tracing Cores) that accelerate ray-triangle intersections, reducing the computational burden. Additionally, </text:span><text:span text:style-name="Strong_20_Emphasis"><text:span text:style-name="T17">Microsoft’s DirectX Raytracing (DXR)</text:span></text:span><text:span text:style-name="T15"> API provides a standardized framework for developers to implement ray tracing in games and real-time applications. Techniques such as </text:span><text:span text:style-name="Strong_20_Emphasis"><text:span text:style-name="T17">denoising algorithms</text:span></text:span><text:span text:style-name="T17">, </text:span><text:span text:style-name="Strong_20_Emphasis"><text:span text:style-name="T17">temporal upscaling</text:span></text:span><text:span text:style-name="T15">, and </text:span><text:span text:style-name="Strong_20_Emphasis"><text:span text:style-name="T17">variable-rate shading</text:span></text:span><text:span text:style-name="T15"> help optimize real-time ray-traced rendering by reducing noise and computational cost, allowing for realistic lighting and reflections while maintaining playable frame rates. </text:span></text:p>
      <text:p text:style-name="P33">7 <text:s text:c="3"/>Future of Raytracing</text:p>
      <text:p text:style-name="P17"><text:span text:style-name="T15">Ray tracing is set to become the standard for real-time and offline rendering as advancements in hardware, software, and algorithms continue to improve performance and accessibility. While currently used in a hybrid approach with rasterization, the increasing power of </text:span><text:span text:style-name="Strong_20_Emphasis"><text:span text:style-name="T17">dedicated ray-tracing hardware</text:span></text:span><text:span text:style-name="T15"> (such as NVIDIA's RTX series and AMD’s Radeon RX series) is pushing toward fully ray-traced real-time graphics.</text:span></text:p>
      <text:p text:style-name="P10"><text:span text:style-name="T3">One of the biggest challenges in real-time ray tracing is </text:span><text:span text:style-name="Strong_20_Emphasis"><text:span text:style-name="T3">performance and computational cost</text:span></text:span><text:span text:style-name="T3">. Future developments will focus on </text:span><text:span text:style-name="Strong_20_Emphasis"><text:span text:style-name="T3">hardware acceleration</text:span></text:span><text:span text:style-name="T3">, </text:span><text:span text:style-name="Strong_20_Emphasis"><text:span text:style-name="T3">AI-driven denoising</text:span></text:span><text:span text:style-name="T3">, and </text:span><text:span text:style-name="Strong_20_Emphasis"><text:span text:style-name="T3">better sampling techniques</text:span></text:span><text:span text:style-name="T3"> to achieve ray-traced visuals at higher frame rates. Technologies like </text:span><text:span text:style-name="Strong_20_Emphasis"><text:span text:style-name="T3">Machine Learning Super Sampling (DLSS, FSR, and XeSS)</text:span></text:span><text:span text:style-name="T3"> are already helping bridge the</text:span><text:span text:style-name="T4"> </text:span><text:span text:style-name="T3">performance gap by improving image quality with lower rendering costs.</text:span></text:p>
      <text:p text:style-name="P10"><text:span text:style-name="T3">Game engines such as </text:span><text:span text:style-name="Strong_20_Emphasis"><text:span text:style-name="T3">Unreal Engine 5 and Unity</text:span></text:span><text:span text:style-name="T3"> are increasingly integrating ray-tracing capabilities, making it more accessible to developers. Additionally, </text:span><text:span text:style-name="Strong_20_Emphasis"><text:span text:style-name="T3">cloud-based rendering</text:span></text:span><text:span text:style-name="T3"> and </text:span><text:span text:style-name="Strong_20_Emphasis"><text:span text:style-name="T3">ray tracing on mobile devices</text:span></text:span><text:span text:style-name="T3"> may become viable with the advancement of distributed computing and power-efficient GPUs.</text:span></text:p>
      <text:p text:style-name="P10"><text:span text:style-name="T3">Beyond gaming, industries like </text:span><text:span text:style-name="Strong_20_Emphasis"><text:span text:style-name="T3">film production, architectural visualization, and scientific simulations</text:span></text:span><text:span text:style-name="T3"> will continue benefiting from ray tracing’s ability to create ultra-realistic images. With the development of </text:span><text:span text:style-name="Strong_20_Emphasis"><text:span text:style-name="T3">quantum computing and next-generation GPUs</text:span></text:span><text:span text:style-name="T3">, fully ray-traced real-time rendering may soon become a reality, reshaping the future of computer graphics.</text:span></text:p>
      <text:p text:style-name="P34">8 <text:s text:c="3"/>Conclusion</text:p>
      <text:p text:style-name="P29">Ray tracing has revolutionized computer graphics by providing a physically accurate simulation of light, enabling unparalleled realism in rendering. While traditionally limited to offline applications due to its computational intensity, advancements in GPU technology, hardware acceleration, and AI-driven optimization have made real-time ray tracing increasingly viable. The integration of ray tracing into modern graphics pipelines, particularly through hybrid rendering techniques, has allowed for visually stunning effects in gaming, film, and visualization industries.</text:p>
      <text:p text:style-name="P14">As hardware continues to evolve and software optimization improves, ray tracing is poised to become the industry standard, gradually replacing traditional rasterization. The future of ray tracing will see further enhancements in efficiency, real-time performance, and accessibility, making high-fidelity graphics more immersive and widespread. With continued innovation, ray tracing will shape the next generation of visual computing, bridging the gap between virtual environments and real-world lighting phys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ab-stops/>
      </style:paragraph-propertie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Drawing_20_Style" style:display-name="Default Drawing Style"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Untertitel" style:display-name="Titl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Notizen" style:display-name="Titl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7e_LT_7e_Hintergrundobjekte" style:display-name="Titl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7e_LT_7e_Hintergrund" style:display-name="Titl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3_20_Column_7e_LT_7e_Gliederung_20_1" style:display-name="Content 3 Column~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Content_20_3_20_Column_7e_LT_7e_Gliederung_20_2" style:display-name="Content 3 Column~LT~Gliederung 2" style:family="paragraph" style:parent-style-name="Content_20_3_20_Column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tent_20_3_20_Column_7e_LT_7e_Gliederung_20_3" style:display-name="Content 3 Column~LT~Gliederung 3" style:family="paragraph" style:parent-style-name="Content_20_3_20_Column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tent_20_3_20_Column_7e_LT_7e_Gliederung_20_4" style:display-name="Content 3 Column~LT~Gliederung 4" style:family="paragraph" style:parent-style-name="Content_20_3_20_Column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tent_20_3_20_Column_7e_LT_7e_Gliederung_20_5" style:display-name="Content 3 Column~LT~Gliederung 5" style:family="paragraph" style:parent-style-name="Content_20_3_20_Column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3_20_Column_7e_LT_7e_Gliederung_20_6" style:display-name="Content 3 Column~LT~Gliederung 6" style:family="paragraph" style:parent-style-name="Content_20_3_20_Column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3_20_Column_7e_LT_7e_Gliederung_20_7" style:display-name="Content 3 Column~LT~Gliederung 7" style:family="paragraph" style:parent-style-name="Content_20_3_20_Column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3_20_Column_7e_LT_7e_Gliederung_20_8" style:display-name="Content 3 Column~LT~Gliederung 8" style:family="paragraph" style:parent-style-name="Content_20_3_20_Column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3_20_Column_7e_LT_7e_Gliederung_20_9" style:display-name="Content 3 Column~LT~Gliederung 9" style:family="paragraph" style:parent-style-name="Content_20_3_20_Column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3_20_Column_7e_LT_7e_Titel" style:display-name="Content 3 Column~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Content_20_3_20_Column_7e_LT_7e_Untertitel" style:display-name="Content 3 Column~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3_20_Column_7e_LT_7e_Notizen" style:display-name="Content 3 Column~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ntent_20_3_20_Column_7e_LT_7e_Hintergrundobjekte" style:display-name="Content 3 Colum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3_20_Column_7e_LT_7e_Hintergrund" style:display-name="Content 3 Colum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ummary_7e_LT_7e_Gliederung_20_1" style:display-name="Summary~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Summary_7e_LT_7e_Gliederung_20_2" style:display-name="Summary~LT~Gliederung 2" style:family="paragraph" style:parent-style-name="Summary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ummary_7e_LT_7e_Gliederung_20_3" style:display-name="Summary~LT~Gliederung 3" style:family="paragraph" style:parent-style-name="Summary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ummary_7e_LT_7e_Gliederung_20_4" style:display-name="Summary~LT~Gliederung 4" style:family="paragraph" style:parent-style-name="Summary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ummary_7e_LT_7e_Gliederung_20_5" style:display-name="Summary~LT~Gliederung 5" style:family="paragraph" style:parent-style-name="Summary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ummary_7e_LT_7e_Gliederung_20_6" style:display-name="Summary~LT~Gliederung 6" style:family="paragraph" style:parent-style-name="Summary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ummary_7e_LT_7e_Gliederung_20_7" style:display-name="Summary~LT~Gliederung 7" style:family="paragraph" style:parent-style-name="Summary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ummary_7e_LT_7e_Gliederung_20_8" style:display-name="Summary~LT~Gliederung 8" style:family="paragraph" style:parent-style-name="Summary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ummary_7e_LT_7e_Gliederung_20_9" style:display-name="Summary~LT~Gliederung 9" style:family="paragraph" style:parent-style-name="Summary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ummary_7e_LT_7e_Titel" style:display-name="Summar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Summary_7e_LT_7e_Untertitel" style:display-name="Summar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ummary_7e_LT_7e_Notizen" style:display-name="Summar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ummary_7e_LT_7e_Hintergrundobjekte" style:display-name="Summar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ummary_7e_LT_7e_Hintergrund" style:display-name="Summar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Closing_7e_LT_7e_Gliederung_20_1" style:display-name="Closing~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Closing_7e_LT_7e_Gliederung_20_2" style:display-name="Closing~LT~Gliederung 2" style:family="paragraph" style:parent-style-name="Closing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losing_7e_LT_7e_Gliederung_20_3" style:display-name="Closing~LT~Gliederung 3" style:family="paragraph" style:parent-style-name="Closing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losing_7e_LT_7e_Gliederung_20_4" style:display-name="Closing~LT~Gliederung 4" style:family="paragraph" style:parent-style-name="Closing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losing_7e_LT_7e_Gliederung_20_5" style:display-name="Closing~LT~Gliederung 5" style:family="paragraph" style:parent-style-name="Closing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losing_7e_LT_7e_Gliederung_20_6" style:display-name="Closing~LT~Gliederung 6" style:family="paragraph" style:parent-style-name="Closing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losing_7e_LT_7e_Gliederung_20_7" style:display-name="Closing~LT~Gliederung 7" style:family="paragraph" style:parent-style-name="Closing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losing_7e_LT_7e_Gliederung_20_8" style:display-name="Closing~LT~Gliederung 8" style:family="paragraph" style:parent-style-name="Closing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losing_7e_LT_7e_Gliederung_20_9" style:display-name="Closing~LT~Gliederung 9" style:family="paragraph" style:parent-style-name="Closing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losing_7e_LT_7e_Titel" style:display-name="Closing~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Closing_7e_LT_7e_Untertitel" style:display-name="Closing~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losing_7e_LT_7e_Notizen" style:display-name="Closing~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losing_7e_LT_7e_Hintergrundobjekte" style:display-name="Closing~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Closing_7e_LT_7e_Hintergrund" style:display-name="Closing~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Chart_7e_LT_7e_Gliederung_20_1" style:display-name="Chart~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Chart_7e_LT_7e_Gliederung_20_2" style:display-name="Chart~LT~Gliederung 2" style:family="paragraph" style:parent-style-name="Chart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hart_7e_LT_7e_Gliederung_20_3" style:display-name="Chart~LT~Gliederung 3" style:family="paragraph" style:parent-style-name="Chart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hart_7e_LT_7e_Gliederung_20_4" style:display-name="Chart~LT~Gliederung 4" style:family="paragraph" style:parent-style-name="Chart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hart_7e_LT_7e_Gliederung_20_5" style:display-name="Chart~LT~Gliederung 5" style:family="paragraph" style:parent-style-name="Chart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hart_7e_LT_7e_Gliederung_20_6" style:display-name="Chart~LT~Gliederung 6" style:family="paragraph" style:parent-style-name="Chart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hart_7e_LT_7e_Gliederung_20_7" style:display-name="Chart~LT~Gliederung 7" style:family="paragraph" style:parent-style-name="Chart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hart_7e_LT_7e_Gliederung_20_8" style:display-name="Chart~LT~Gliederung 8" style:family="paragraph" style:parent-style-name="Chart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hart_7e_LT_7e_Gliederung_20_9" style:display-name="Chart~LT~Gliederung 9" style:family="paragraph" style:parent-style-name="Chart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hart_7e_LT_7e_Titel" style:display-name="Chart~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Chart_7e_LT_7e_Untertitel" style:display-name="Char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hart_7e_LT_7e_Notizen" style:display-name="Char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hart_7e_LT_7e_Hintergrundobjekte" style:display-name="Char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Chart_7e_LT_7e_Hintergrund" style:display-name="Char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genda_7e_LT_7e_Gliederung_20_1" style:display-name="Agenda~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Agenda_7e_LT_7e_Gliederung_20_2" style:display-name="Agenda~LT~Gliederung 2" style:family="paragraph" style:parent-style-name="Agenda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Agenda_7e_LT_7e_Gliederung_20_3" style:display-name="Agenda~LT~Gliederung 3" style:family="paragraph" style:parent-style-name="Agenda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Agenda_7e_LT_7e_Gliederung_20_4" style:display-name="Agenda~LT~Gliederung 4" style:family="paragraph" style:parent-style-name="Agenda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Agenda_7e_LT_7e_Gliederung_20_5" style:display-name="Agenda~LT~Gliederung 5" style:family="paragraph" style:parent-style-name="Agenda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genda_7e_LT_7e_Gliederung_20_6" style:display-name="Agenda~LT~Gliederung 6" style:family="paragraph" style:parent-style-name="Agenda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genda_7e_LT_7e_Gliederung_20_7" style:display-name="Agenda~LT~Gliederung 7" style:family="paragraph" style:parent-style-name="Agenda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genda_7e_LT_7e_Gliederung_20_8" style:display-name="Agenda~LT~Gliederung 8" style:family="paragraph" style:parent-style-name="Agenda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genda_7e_LT_7e_Gliederung_20_9" style:display-name="Agenda~LT~Gliederung 9" style:family="paragraph" style:parent-style-name="Agenda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genda_7e_LT_7e_Titel" style:display-name="Agenda~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Agenda_7e_LT_7e_Untertitel" style:display-name="Agenda~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Agenda_7e_LT_7e_Notizen" style:display-name="Agenda~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Agenda_7e_LT_7e_Hintergrundobjekte" style:display-name="Agenda~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genda_7e_LT_7e_Hintergrund" style:display-name="Agenda~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troduction_7e_LT_7e_Gliederung_20_1" style:display-name="Introduction~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Introduction_7e_LT_7e_Gliederung_20_2" style:display-name="Introduction~LT~Gliederung 2" style:family="paragraph" style:parent-style-name="Introduction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troduction_7e_LT_7e_Gliederung_20_3" style:display-name="Introduction~LT~Gliederung 3" style:family="paragraph" style:parent-style-name="Introduction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troduction_7e_LT_7e_Gliederung_20_4" style:display-name="Introduction~LT~Gliederung 4" style:family="paragraph" style:parent-style-name="Introduction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troduction_7e_LT_7e_Gliederung_20_5" style:display-name="Introduction~LT~Gliederung 5" style:family="paragraph" style:parent-style-name="Introduction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roduction_7e_LT_7e_Gliederung_20_6" style:display-name="Introduction~LT~Gliederung 6" style:family="paragraph" style:parent-style-name="Introduction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roduction_7e_LT_7e_Gliederung_20_7" style:display-name="Introduction~LT~Gliederung 7" style:family="paragraph" style:parent-style-name="Introduction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roduction_7e_LT_7e_Gliederung_20_8" style:display-name="Introduction~LT~Gliederung 8" style:family="paragraph" style:parent-style-name="Introduction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roduction_7e_LT_7e_Gliederung_20_9" style:display-name="Introduction~LT~Gliederung 9" style:family="paragraph" style:parent-style-name="Introduction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roduction_7e_LT_7e_Titel" style:display-name="Introduction~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Introduction_7e_LT_7e_Untertitel" style:display-name="Introduction~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ntroduction_7e_LT_7e_Notizen" style:display-name="Introduction~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ntroduction_7e_LT_7e_Hintergrundobjekte" style:display-name="Introductio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troduction_7e_LT_7e_Hintergrund" style:display-name="Introductio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ection_20_Break_7e_LT_7e_Gliederung_20_1" style:display-name="Section Break~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Section_20_Break_7e_LT_7e_Gliederung_20_2" style:display-name="Section Break~LT~Gliederung 2" style:family="paragraph" style:parent-style-name="Section_20_Break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Break_7e_LT_7e_Gliederung_20_3" style:display-name="Section Break~LT~Gliederung 3" style:family="paragraph" style:parent-style-name="Section_20_Break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Break_7e_LT_7e_Gliederung_20_4" style:display-name="Section Break~LT~Gliederung 4" style:family="paragraph" style:parent-style-name="Section_20_Break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20_Break_7e_LT_7e_Gliederung_20_5" style:display-name="Section Break~LT~Gliederung 5" style:family="paragraph" style:parent-style-name="Section_20_Break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Break_7e_LT_7e_Gliederung_20_6" style:display-name="Section Break~LT~Gliederung 6" style:family="paragraph" style:parent-style-name="Section_20_Break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Break_7e_LT_7e_Gliederung_20_7" style:display-name="Section Break~LT~Gliederung 7" style:family="paragraph" style:parent-style-name="Section_20_Break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Break_7e_LT_7e_Gliederung_20_8" style:display-name="Section Break~LT~Gliederung 8" style:family="paragraph" style:parent-style-name="Section_20_Break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Break_7e_LT_7e_Gliederung_20_9" style:display-name="Section Break~LT~Gliederung 9" style:family="paragraph" style:parent-style-name="Section_20_Break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Break_7e_LT_7e_Titel" style:display-name="Section Break~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Section_20_Break_7e_LT_7e_Untertitel" style:display-name="Section Break~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ection_20_Break_7e_LT_7e_Notizen" style:display-name="Section Break~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ection_20_Break_7e_LT_7e_Hintergrundobjekte" style:display-name="Section Break~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ection_20_Break_7e_LT_7e_Hintergrund" style:display-name="Section Break~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able_7e_LT_7e_Gliederung_20_1" style:display-name="Table~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able_7e_LT_7e_Gliederung_20_2" style:display-name="Table~LT~Gliederung 2" style:family="paragraph" style:parent-style-name="Table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able_7e_LT_7e_Gliederung_20_3" style:display-name="Table~LT~Gliederung 3" style:family="paragraph" style:parent-style-name="Table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able_7e_LT_7e_Gliederung_20_4" style:display-name="Table~LT~Gliederung 4" style:family="paragraph" style:parent-style-name="Table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able_7e_LT_7e_Gliederung_20_5" style:display-name="Table~LT~Gliederung 5" style:family="paragraph" style:parent-style-name="Table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7e_LT_7e_Gliederung_20_6" style:display-name="Table~LT~Gliederung 6" style:family="paragraph" style:parent-style-name="Table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7e_LT_7e_Gliederung_20_7" style:display-name="Table~LT~Gliederung 7" style:family="paragraph" style:parent-style-name="Table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7e_LT_7e_Gliederung_20_8" style:display-name="Table~LT~Gliederung 8" style:family="paragraph" style:parent-style-name="Table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7e_LT_7e_Gliederung_20_9" style:display-name="Table~LT~Gliederung 9" style:family="paragraph" style:parent-style-name="Table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7e_LT_7e_Titel" style:display-name="Table~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able_7e_LT_7e_Untertitel" style:display-name="Tabl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able_7e_LT_7e_Notizen" style:display-name="Tabl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able_7e_LT_7e_Hintergrundobjekte" style:display-name="Tabl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able_7e_LT_7e_Hintergrund" style:display-name="Tabl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Quote_7e_LT_7e_Gliederung_20_1" style:display-name="Quote~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Quote_7e_LT_7e_Gliederung_20_2" style:display-name="Quote~LT~Gliederung 2" style:family="paragraph" style:parent-style-name="Quote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Quote_7e_LT_7e_Gliederung_20_3" style:display-name="Quote~LT~Gliederung 3" style:family="paragraph" style:parent-style-name="Quote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Quote_7e_LT_7e_Gliederung_20_4" style:display-name="Quote~LT~Gliederung 4" style:family="paragraph" style:parent-style-name="Quote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Quote_7e_LT_7e_Gliederung_20_5" style:display-name="Quote~LT~Gliederung 5" style:family="paragraph" style:parent-style-name="Quote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Quote_7e_LT_7e_Gliederung_20_6" style:display-name="Quote~LT~Gliederung 6" style:family="paragraph" style:parent-style-name="Quote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Quote_7e_LT_7e_Gliederung_20_7" style:display-name="Quote~LT~Gliederung 7" style:family="paragraph" style:parent-style-name="Quote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Quote_7e_LT_7e_Gliederung_20_8" style:display-name="Quote~LT~Gliederung 8" style:family="paragraph" style:parent-style-name="Quote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Quote_7e_LT_7e_Gliederung_20_9" style:display-name="Quote~LT~Gliederung 9" style:family="paragraph" style:parent-style-name="Quote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Quote_7e_LT_7e_Titel" style:display-name="Quote~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Quote_7e_LT_7e_Untertitel" style:display-name="Quot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Quote_7e_LT_7e_Notizen" style:display-name="Quot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Quote_7e_LT_7e_Hintergrundobjekte" style:display-name="Quot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Quote_7e_LT_7e_Hintergrund" style:display-name="Quot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am_7e_LT_7e_Gliederung_20_1" style:display-name="Team~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eam_7e_LT_7e_Gliederung_20_2" style:display-name="Team~LT~Gliederung 2" style:family="paragraph" style:parent-style-name="Team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eam_7e_LT_7e_Gliederung_20_3" style:display-name="Team~LT~Gliederung 3" style:family="paragraph" style:parent-style-name="Team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eam_7e_LT_7e_Gliederung_20_4" style:display-name="Team~LT~Gliederung 4" style:family="paragraph" style:parent-style-name="Team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eam_7e_LT_7e_Gliederung_20_5" style:display-name="Team~LT~Gliederung 5" style:family="paragraph" style:parent-style-name="Team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eam_7e_LT_7e_Gliederung_20_6" style:display-name="Team~LT~Gliederung 6" style:family="paragraph" style:parent-style-name="Team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eam_7e_LT_7e_Gliederung_20_7" style:display-name="Team~LT~Gliederung 7" style:family="paragraph" style:parent-style-name="Team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eam_7e_LT_7e_Gliederung_20_8" style:display-name="Team~LT~Gliederung 8" style:family="paragraph" style:parent-style-name="Team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eam_7e_LT_7e_Gliederung_20_9" style:display-name="Team~LT~Gliederung 9" style:family="paragraph" style:parent-style-name="Team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eam_7e_LT_7e_Titel" style:display-name="Team~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eam_7e_LT_7e_Untertitel" style:display-name="Team~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eam_7e_LT_7e_Notizen" style:display-name="Team~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eam_7e_LT_7e_Hintergrundobjekte" style:display-name="Team~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am_7e_LT_7e_Hintergrund" style:display-name="Team~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meline_7e_LT_7e_Gliederung_20_1" style:display-name="Timeline~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meline_7e_LT_7e_Gliederung_20_2" style:display-name="Timeline~LT~Gliederung 2" style:family="paragraph" style:parent-style-name="Timeline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meline_7e_LT_7e_Gliederung_20_3" style:display-name="Timeline~LT~Gliederung 3" style:family="paragraph" style:parent-style-name="Timeline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meline_7e_LT_7e_Gliederung_20_4" style:display-name="Timeline~LT~Gliederung 4" style:family="paragraph" style:parent-style-name="Timeline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meline_7e_LT_7e_Gliederung_20_5" style:display-name="Timeline~LT~Gliederung 5" style:family="paragraph" style:parent-style-name="Timeline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meline_7e_LT_7e_Gliederung_20_6" style:display-name="Timeline~LT~Gliederung 6" style:family="paragraph" style:parent-style-name="Timeline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meline_7e_LT_7e_Gliederung_20_7" style:display-name="Timeline~LT~Gliederung 7" style:family="paragraph" style:parent-style-name="Timeline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meline_7e_LT_7e_Gliederung_20_8" style:display-name="Timeline~LT~Gliederung 8" style:family="paragraph" style:parent-style-name="Timeline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meline_7e_LT_7e_Gliederung_20_9" style:display-name="Timeline~LT~Gliederung 9" style:family="paragraph" style:parent-style-name="Timeline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meline_7e_LT_7e_Titel" style:display-name="Timeline~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meline_7e_LT_7e_Untertitel" style:display-name="Timelin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meline_7e_LT_7e_Notizen" style:display-name="Timelin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meline_7e_LT_7e_Hintergrundobjekte" style:display-name="Timelin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meline_7e_LT_7e_Hintergrund" style:display-name="Timelin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2_20_Column_7e_LT_7e_Gliederung_20_1" style:display-name="Content 2 Column~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Content_20_2_20_Column_7e_LT_7e_Gliederung_20_2" style:display-name="Content 2 Column~LT~Gliederung 2" style:family="paragraph" style:parent-style-name="Content_20_2_20_Column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tent_20_2_20_Column_7e_LT_7e_Gliederung_20_3" style:display-name="Content 2 Column~LT~Gliederung 3" style:family="paragraph" style:parent-style-name="Content_20_2_20_Column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tent_20_2_20_Column_7e_LT_7e_Gliederung_20_4" style:display-name="Content 2 Column~LT~Gliederung 4" style:family="paragraph" style:parent-style-name="Content_20_2_20_Column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ntent_20_2_20_Column_7e_LT_7e_Gliederung_20_5" style:display-name="Content 2 Column~LT~Gliederung 5" style:family="paragraph" style:parent-style-name="Content_20_2_20_Column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2_20_Column_7e_LT_7e_Gliederung_20_6" style:display-name="Content 2 Column~LT~Gliederung 6" style:family="paragraph" style:parent-style-name="Content_20_2_20_Column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2_20_Column_7e_LT_7e_Gliederung_20_7" style:display-name="Content 2 Column~LT~Gliederung 7" style:family="paragraph" style:parent-style-name="Content_20_2_20_Column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2_20_Column_7e_LT_7e_Gliederung_20_8" style:display-name="Content 2 Column~LT~Gliederung 8" style:family="paragraph" style:parent-style-name="Content_20_2_20_Column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2_20_Column_7e_LT_7e_Gliederung_20_9" style:display-name="Content 2 Column~LT~Gliederung 9" style:family="paragraph" style:parent-style-name="Content_20_2_20_Column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t_20_2_20_Column_7e_LT_7e_Titel" style:display-name="Content 2 Column~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Content_20_2_20_Column_7e_LT_7e_Untertitel" style:display-name="Content 2 Column~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t_20_2_20_Column_7e_LT_7e_Notizen" style:display-name="Content 2 Column~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ntent_20_2_20_Column_7e_LT_7e_Hintergrundobjekte" style:display-name="Content 2 Colum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Content_20_2_20_Column_7e_LT_7e_Hintergrund" style:display-name="Content 2 Colum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First_20_Page">
      <style:paragraph-properties fo:text-align="center" style:justify-single-word="false" style:page-number="auto"/>
      <style:text-properties officeooo:rsid="00027e05" officeooo:paragraph-rsid="00078a45"/>
    </style:style>
    <style:style style:name="MP2" style:family="paragraph" style:parent-style-name="Header">
      <style:paragraph-properties fo:text-align="center" style:justify-single-word="false"/>
      <style:text-properties fo:color="#000000" loext:opacity="100%" fo:font-size="14pt" fo:font-weight="bold" officeooo:rsid="00027e05" officeooo:paragraph-rsid="00078a45" style:font-size-asian="14pt" style:font-weight-asian="bold" style:font-size-complex="14pt" style:font-weight-complex="bold"/>
    </style:style>
    <style:style style:name="MP3" style:family="paragraph" style:parent-style-name="Header">
      <style:paragraph-properties fo:text-align="center" style:justify-single-word="false"/>
      <style:text-properties officeooo:rsid="00027e05" officeooo:paragraph-rsid="00078a45"/>
    </style:style>
    <style:style style:name="MP4" style:family="paragraph" style:parent-style-name="Header">
      <style:paragraph-properties fo:text-align="center" style:justify-single-word="false"/>
      <style:text-properties fo:font-weight="normal" officeooo:rsid="00027e05" officeooo:paragraph-rsid="00078a45" style:font-weight-asian="normal" style:font-weight-complex="normal"/>
    </style:style>
    <style:style style:name="MP5"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21.001cm" fo:page-height="29.7cm" style:num-format="1" style:paper-tray-name="[From printer settings]"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a"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932*" fo:start-indent="0cm" fo:end-indent="0.199cm"/>
          <style:column style:rel-width="4706*" fo:start-indent="0.1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6cm" fo:margin-left="0cm" fo:margin-right="0cm" fo:margin-top="0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First_20_Page" style:display-name="First Page" style:page-layout-name="Mpm2" draw:style-name="Mdp1" style:next-style-name="Standard">
      <style:header>
        <text:p text:style-name="MP1">Seminar Report</text:p>
        <text:p text:style-name="MP2">Realistic Rendering with Ray Tracing</text:p>
        <text:p text:style-name="MP3"/>
        <text:p text:style-name="MP3">Tejas Kayande (22056)</text:p>
        <text:p text:style-name="MP3">BCS III year</text:p>
        <text:p text:style-name="MP3">Shree Saraswati Bhuvan College of Science</text:p>
        <text:p text:style-name="MP4">Department of Computer Science</text:p>
        <text:p text:style-name="MP3"><text:span text:style-name="MT1"/></text:p>
      </style:header>
      <style:footer>
        <text:p text:style-name="MP5"/>
      </style:foot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6" draw:style-name="Mdp1">
      <style:header>
        <text:p text:style-name="Header"/>
      </style:header>
    </style:master-page>
    <style:master-page style:name="HTML" style:page-layout-name="Mpm7" draw:style-name="Mdp1">
      <style:header>
        <text:p text:style-name="Header"/>
      </style:header>
    </style:master-page>
    <style:master-page style:name="Footnote" style:page-layout-name="Mpm8" draw:style-name="Mdp1">
      <style:header>
        <text:p text:style-name="Header"/>
      </style:header>
    </style:master-page>
    <style:master-page style:name="Endnote" style:page-layout-name="Mpm8" draw:style-name="Mdp1">
      <style:header>
        <text:p text:style-name="Header"/>
      </style:header>
    </style:master-page>
    <style:master-page style:name="Landscape" style:page-layout-name="Mpm9"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4T19:07:57.453000000</meta:creation-date>
    <dc:date>2025-02-10T00:27:59.681000000</dc:date>
    <meta:editing-duration>PT5H32M46S</meta:editing-duration>
    <meta:editing-cycles>29</meta:editing-cycles>
    <meta:generator>LibreOffice/24.2.2.2$Windows_X86_64 LibreOffice_project/d56cc158d8a96260b836f100ef4b4ef25d6f1a01</meta:generator>
    <meta:document-statistic meta:table-count="0" meta:image-count="0" meta:object-count="0" meta:page-count="3" meta:paragraph-count="42" meta:word-count="1909" meta:character-count="13968" meta:non-whitespace-character-count="12058"/>
  </office:meta>
</office:document-meta>
</file>